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1"/>
    <style:style style:name="ce22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122"/>
    <style:style style:name="ce24" style:family="table-cell" style:parent-style-name="Default" style:data-style-name="N99"/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207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14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11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11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48];[Sheet1.$A150];[Sheet1.$A152])" office:value-type="float" office:value="199.145" calcext:value-type="float">
            <text:p>199.145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49];[Sheet1.$A151];[Sheet1.$A153])" office:value-type="float" office:value="187.962" calcext:value-type="float">
            <text:p>187.96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0.224" calcext:value-type="float">
            <text:p>270.22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beg/results_cores4_icc_grid64_nb200_steps100_seed4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1.242" calcext:value-type="float">
            <text:p>221.242</text:p>
          </table:table-cell>
          <table:table-cell table:style-name="ce11" office:value-type="float" office:value="90.4" calcext:value-type="float">
            <text:p>90.4</text:p>
          </table:table-cell>
          <table:table-cell table:style-name="ce11" office:value-type="string" calcext:value-type="string">
            <text:p>beg/results_cores4_icc_grid64_nb200_steps100_seed4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3.072" calcext:value-type="float">
            <text:p>263.07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beg/results_cores4_icc_grid64_nb200_steps100_seed5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3.514" calcext:value-type="float">
            <text:p>223.514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string" calcext:value-type="string">
            <text:p>beg/results_cores4_icc_grid64_nb200_steps100_seed5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4.134" calcext:value-type="float">
            <text:p>264.134</text:p>
          </table:table-cell>
          <table:table-cell table:style-name="ce11" office:value-type="float" office:value="75.7" calcext:value-type="float">
            <text:p>75.7</text:p>
          </table:table-cell>
          <table:table-cell table:style-name="ce11" office:value-type="string" calcext:value-type="string">
            <text:p>beg/results_cores4_icc_grid64_nb200_steps100_seed6_run3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4.916" calcext:value-type="float">
            <text:p>224.916</text:p>
          </table:table-cell>
          <table:table-cell table:style-name="ce11" office:value-type="float" office:value="88.9" calcext:value-type="float">
            <text:p>88.9</text:p>
          </table:table-cell>
          <table:table-cell table:style-name="ce11" office:value-type="string" calcext:value-type="string">
            <text:p>beg/results_cores4_icc_grid64_nb200_steps100_seed6_run3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2.788" calcext:value-type="float">
            <text:p>272.788</text:p>
          </table:table-cell>
          <table:table-cell table:style-name="ce11" office:value-type="float" office:value="73.3" calcext:value-type="float">
            <text:p>73.3</text:p>
          </table:table-cell>
          <table:table-cell table:style-name="ce11" office:value-type="string" calcext:value-type="string">
            <text:p>beg/results_cores4_icc_grid64_nb200_steps100_seed7_run4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4.135" calcext:value-type="float">
            <text:p>234.135</text:p>
          </table:table-cell>
          <table:table-cell table:style-name="ce11" office:value-type="float" office:value="85.4" calcext:value-type="float">
            <text:p>85.4</text:p>
          </table:table-cell>
          <table:table-cell table:style-name="ce11" office:value-type="string" calcext:value-type="string">
            <text:p>beg/results_cores4_icc_grid64_nb200_steps100_seed7_run4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0.155" calcext:value-type="float">
            <text:p>280.155</text:p>
          </table:table-cell>
          <table:table-cell table:style-name="ce11" office:value-type="float" office:value="71.4" calcext:value-type="float">
            <text:p>71.4</text:p>
          </table:table-cell>
          <table:table-cell table:style-name="ce11" office:value-type="string" calcext:value-type="string">
            <text:p>beg/results_cores4_icc_grid64_nb200_steps100_seed8_run5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8.741" calcext:value-type="float">
            <text:p>238.741</text:p>
          </table:table-cell>
          <table:table-cell table:style-name="ce11" office:value-type="float" office:value="83.8" calcext:value-type="float">
            <text:p>83.8</text:p>
          </table:table-cell>
          <table:table-cell table:style-name="ce11" office:value-type="string" calcext:value-type="string">
            <text:p>beg/results_cores4_icc_grid64_nb200_steps100_seed8_run5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1.693" calcext:value-type="float">
            <text:p>281.69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beg/results_cores4_icc_grid64_nb200_steps100_seed9_run6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1.923" calcext:value-type="float">
            <text:p>231.923</text:p>
          </table:table-cell>
          <table:table-cell table:style-name="ce11" office:value-type="float" office:value="86.2" calcext:value-type="float">
            <text:p>86.2</text:p>
          </table:table-cell>
          <table:table-cell table:style-name="ce11" office:value-type="string" calcext:value-type="string">
            <text:p>beg/results_cores4_icc_grid64_nb200_steps100_seed9_run6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2];[Sheet1.$A174];[Sheet1.$A176];[.A170];[.A168];[.A166];[.A164];[.A162];[.A160])" office:value-type="float" office:value="272.845777777778" calcext:value-type="float">
            <text:p>272.8457777778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3];[Sheet1.$A175];[Sheet1.$A177];[.A171];[.A169];[.A167];[.A165];[.A163];[.A161])" office:value-type="float" office:value="231.241222222222" calcext:value-type="float">
            <text:p>231.241222222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before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83];[Sheet1.$A185];[Sheet1.$A187])" office:value-type="float" office:value="274.515333333333" calcext:value-type="float">
            <text:p>274.515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84];[Sheet1.$A186];[Sheet1.$A188])" office:value-type="float" office:value="235.566666666667" calcext:value-type="float">
            <text:p>235.566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1" table:number-columns-repeated="3"/>
          <table:table-cell table:style-name="ce25" office:value-type="string" calcext:value-type="string">
            <text:p>30,8</text:p>
          </table:table-cell>
          <table:table-cell table:style-name="ce25"/>
          <table:table-cell/>
          <table:table-cell table:formula="of:=[Sheet1.D197]*[Sheet1.D197]*[Sheet1.D197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number-columns-repeated="3"/>
          <table:table-cell table:style-name="ce26"/>
          <table:table-cell table:style-name="ce25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particles</text:p>
          </table:table-cell>
          <table:table-cell table:style-name="ce29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9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94]" office:value-type="float" office:value="50.747" calcext:value-type="float">
            <text:p>50.75</text:p>
          </table:table-cell>
          <table:table-cell table:style-name="ce22" table:formula="of:=[.B95]" office:value-type="float" office:value="42.8336666666667" calcext:value-type="float">
            <text:p>42.83</text:p>
          </table:table-cell>
          <table:table-cell table:style-name="ce21" table:formula="of:=([Sheet1.H203]-[Sheet1.G203])/[Sheet1.H203]" office:value-type="percentage" office:value="-0.184745644002769" calcext:value-type="percentage">
            <text:p>-18.47%</text:p>
          </table:table-cell>
          <table:table-cell table:style-name="ce23" table:formula="of:=[Sheet1.$E203]*[Sheet1.$F203]/[Sheet1.G203]/[Sheet1.$C203]" office:value-type="float" office:value="21.895109289438" calcext:value-type="float">
            <text:p>21.9</text:p>
          </table:table-cell>
          <table:table-cell table:style-name="ce23" table:formula="of:=[Sheet1.$E203]*[Sheet1.$F203]/[Sheet1.H203]/[Sheet1.$C203]" office:value-type="float" office:value="25.9401353556263" calcext:value-type="float">
            <text:p>25.9</text:p>
          </table:table-cell>
          <table:table-cell table:style-name="ce30" table:formula="of:=([Sheet1.K203]-[Sheet1.J203])/[Sheet1.J203]" office:value-type="percentage" office:value="0.184745644002769" calcext:value-type="percentage">
            <text:p>18.5%</text:p>
          </table:table-cell>
          <table:table-cell table:formula="of:=[Sheet1.D203]*[Sheet1.D203]*[Sheet1.D203]" office:value-type="float" office:value="32768" calcext:value-type="float">
            <text:p>32768</text:p>
          </table:table-cell>
          <table:table-cell table:formula="of:=[Sheet1.F203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22" table:formula="of:=[.B141]" office:value-type="float" office:value="479.059666666667" calcext:value-type="float">
            <text:p>479.06</text:p>
          </table:table-cell>
          <table:table-cell table:style-name="ce22" table:formula="of:=[.B142]" office:value-type="float" office:value="402.217333333333" calcext:value-type="float">
            <text:p>402.22</text:p>
          </table:table-cell>
          <table:table-cell table:style-name="ce21" table:formula="of:=([Sheet1.H204]-[Sheet1.G204])/[Sheet1.H204]" office:value-type="percentage" office:value="-0.191046797253889" calcext:value-type="percentage">
            <text:p>-19.10%</text:p>
          </table:table-cell>
          <table:table-cell table:style-name="ce27" table:formula="of:=[Sheet1.$E204]*[Sheet1.$F204]/[Sheet1.G204]/[Sheet1.$C204]" office:value-type="float" office:value="23.1935850254793" calcext:value-type="float">
            <text:p>23.2</text:p>
          </table:table-cell>
          <table:table-cell table:style-name="ce27" table:formula="of:=[Sheet1.$E204]*[Sheet1.$F204]/[Sheet1.H204]/[Sheet1.$C204]" office:value-type="float" office:value="27.6246451614329" calcext:value-type="float">
            <text:p>27.6</text:p>
          </table:table-cell>
          <table:table-cell table:style-name="ce31" table:formula="of:=([Sheet1.K204]-[Sheet1.J204])/[Sheet1.J204]" office:value-type="percentage" office:value="0.191046797253889" calcext:value-type="percentage">
            <text:p>19.1%</text:p>
          </table:table-cell>
          <table:table-cell table:formula="of:=[Sheet1.D204]*[Sheet1.D204]*[Sheet1.D204]" office:value-type="float" office:value="262144" calcext:value-type="float">
            <text:p>262144</text:p>
          </table:table-cell>
          <table:table-cell table:formula="of:=[Sheet1.F204]*1000000" office:value-type="float" office:value="2000000000" calcext:value-type="float">
            <text:p>2000000000</text:p>
          </table:table-cell>
          <table:table-cell table:style-name="ce29"/>
        </table:table-row>
        <table:table-row table:style-name="ro1">
          <table:table-cell table:style-name="ce16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2" table:formula="of:=[.B155]" office:value-type="float" office:value="199.145" calcext:value-type="float">
            <text:p>199.15</text:p>
          </table:table-cell>
          <table:table-cell table:style-name="ce22" table:formula="of:=[.B156]" office:value-type="float" office:value="187.962" calcext:value-type="float">
            <text:p>187.96</text:p>
          </table:table-cell>
          <table:table-cell table:style-name="ce21" table:formula="of:=([Sheet1.H205]-[Sheet1.G205])/[Sheet1.H205]" office:value-type="percentage" office:value="-0.0594960683542419" calcext:value-type="percentage">
            <text:p>-5.95%</text:p>
          </table:table-cell>
          <table:table-cell table:style-name="ce27" table:formula="of:=[Sheet1.$E205]*[Sheet1.$F205]/[Sheet1.G205]/[Sheet1.$C205]" office:value-type="float" office:value="27.8970376135758" calcext:value-type="float">
            <text:p>27.9</text:p>
          </table:table-cell>
          <table:table-cell table:style-name="ce27" table:formula="of:=[Sheet1.$E205]*[Sheet1.$F205]/[Sheet1.H205]/[Sheet1.$C205]" office:value-type="float" office:value="29.556801670314" calcext:value-type="float">
            <text:p>29.6</text:p>
          </table:table-cell>
          <table:table-cell table:style-name="ce31" table:formula="of:=([Sheet1.K205]-[Sheet1.J205])/[Sheet1.J205]" office:value-type="percentage" office:value="0.059496068354242" calcext:value-type="percentage">
            <text:p>5.9%</text:p>
          </table:table-cell>
          <table:table-cell table:formula="of:=[Sheet1.D205]*[Sheet1.D205]*[Sheet1.D205]" office:value-type="float" office:value="262144" calcext:value-type="float">
            <text:p>262144</text:p>
          </table:table-cell>
          <table:table-cell table:formula="of:=[Sheet1.F205]*1000000" office:value-type="float" office:value="1000000000" calcext:value-type="float">
            <text:p>1000000000</text:p>
          </table:table-cell>
          <table:table-cell table:style-name="ce29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2" table:formula="of:=[.B129]" office:value-type="float" office:value="107.912666666667" calcext:value-type="float">
            <text:p>107.91</text:p>
          </table:table-cell>
          <table:table-cell table:style-name="ce22" table:formula="of:=[.B130]" office:value-type="float" office:value="103.893" calcext:value-type="float">
            <text:p>103.89</text:p>
          </table:table-cell>
          <table:table-cell table:style-name="ce21" table:formula="of:=([Sheet1.H206]-[Sheet1.G206])/[Sheet1.H206]" office:value-type="percentage" office:value="-0.0386904475437872" calcext:value-type="percentage">
            <text:p>-3.87%</text:p>
          </table:table-cell>
          <table:table-cell table:style-name="ce27" table:formula="of:=[Sheet1.$E206]*[Sheet1.$F206]/[Sheet1.G206]/[Sheet1.$C206]" office:value-type="float" office:value="25.7409798458424" calcext:value-type="float">
            <text:p>25.7</text:p>
          </table:table-cell>
          <table:table-cell table:style-name="ce27" table:formula="of:=[Sheet1.$E206]*[Sheet1.$F206]/[Sheet1.H206]/[Sheet1.$C206]" office:value-type="float" office:value="26.7369098762937" calcext:value-type="float">
            <text:p>26.7</text:p>
          </table:table-cell>
          <table:table-cell table:style-name="ce31" table:formula="of:=([Sheet1.K206]-[Sheet1.J206])/[Sheet1.J206]" office:value-type="percentage" office:value="0.038690447543787" calcext:value-type="percentage">
            <text:p>3.9%</text:p>
          </table:table-cell>
          <table:table-cell table:formula="of:=[Sheet1.D206]*[Sheet1.D206]*[Sheet1.D206]" office:value-type="float" office:value="262144" calcext:value-type="float">
            <text:p>262144</text:p>
          </table:table-cell>
          <table:table-cell table:formula="of:=[Sheet1.F206]*1000000" office:value-type="float" office:value="500000000" calcext:value-type="float">
            <text:p>500000000</text:p>
          </table:table-cell>
          <table:table-cell table:style-name="ce29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16]" office:value-type="float" office:value="51.339" calcext:value-type="float">
            <text:p>51.34</text:p>
          </table:table-cell>
          <table:table-cell table:style-name="ce22" table:formula="of:=[.B117]" office:value-type="float" office:value="51.236" calcext:value-type="float">
            <text:p>51.24</text:p>
          </table:table-cell>
          <table:table-cell table:style-name="ce21" table:formula="of:=([Sheet1.H207]-[Sheet1.G207])/[Sheet1.H207]" office:value-type="percentage" office:value="-0.00201030525411823" calcext:value-type="percentage">
            <text:p>-0.20%</text:p>
          </table:table-cell>
          <table:table-cell table:style-name="ce28" table:formula="of:=[Sheet1.$E207]*[Sheet1.$F207]/[Sheet1.G207]/[Sheet1.$C207]" office:value-type="float" office:value="21.6426325232496" calcext:value-type="float">
            <text:p>21.6</text:p>
          </table:table-cell>
          <table:table-cell table:style-name="ce28" table:formula="of:=[Sheet1.$E207]*[Sheet1.$F207]/[Sheet1.H207]/[Sheet1.$C207]" office:value-type="float" office:value="21.686140821124" calcext:value-type="float">
            <text:p>21.7</text:p>
          </table:table-cell>
          <table:table-cell table:style-name="ce32" table:formula="of:=([Sheet1.K207]-[Sheet1.J207])/[Sheet1.J207]" office:value-type="percentage" office:value="0.00201030525411824" calcext:value-type="percentage">
            <text:p>0.2%</text:p>
          </table:table-cell>
          <table:table-cell table:formula="of:=[Sheet1.D207]*[Sheet1.D207]*[Sheet1.D207]" office:value-type="float" office:value="262144" calcext:value-type="float">
            <text:p>262144</text:p>
          </table:table-cell>
          <table:table-cell table:formula="of:=[Sheet1.F207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05]" office:value-type="float" office:value="64.773" calcext:value-type="float">
            <text:p>64.77</text:p>
          </table:table-cell>
          <table:table-cell table:style-name="ce22" table:formula="of:=[.B106]" office:value-type="float" office:value="59.7653333333333" calcext:value-type="float">
            <text:p>59.77</text:p>
          </table:table-cell>
          <table:table-cell table:style-name="ce21" table:formula="of:=([Sheet1.H208]-[Sheet1.G208])/[Sheet1.H208]" office:value-type="percentage" office:value="-0.0837888184900951" calcext:value-type="percentage">
            <text:p>-8.38%</text:p>
          </table:table-cell>
          <table:table-cell table:style-name="ce23" table:formula="of:=[Sheet1.$E208]*[Sheet1.$F208]/[Sheet1.G208]/[Sheet1.$C208]" office:value-type="float" office:value="17.1539238743166" calcext:value-type="float">
            <text:p>17.2</text:p>
          </table:table-cell>
          <table:table-cell table:style-name="ce23" table:formula="of:=[Sheet1.$E208]*[Sheet1.$F208]/[Sheet1.H208]/[Sheet1.$C208]" office:value-type="float" office:value="18.5912308882147" calcext:value-type="float">
            <text:p>18.6</text:p>
          </table:table-cell>
          <table:table-cell table:style-name="ce30" table:formula="of:=([Sheet1.K208]-[Sheet1.J208])/[Sheet1.J208]" office:value-type="percentage" office:value="0.0837888184900951" calcext:value-type="percentage">
            <text:p>8.4%</text:p>
          </table:table-cell>
          <table:table-cell table:formula="of:=[Sheet1.D208]*[Sheet1.D208]*[Sheet1.D208]" office:value-type="float" office:value="262144" calcext:value-type="float">
            <text:p>262144</text:p>
          </table:table-cell>
          <table:table-cell table:formula="of:=[Sheet1.F208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90]" office:value-type="float" office:value="274.515333333333" calcext:value-type="float">
            <text:p>274.52</text:p>
          </table:table-cell>
          <table:table-cell table:style-name="ce22" table:formula="of:=[.B191]" office:value-type="float" office:value="235.566666666667" calcext:value-type="float">
            <text:p>235.57</text:p>
          </table:table-cell>
          <table:table-cell table:style-name="ce21" table:formula="of:=([Sheet1.H209]-[Sheet1.G209])/[Sheet1.H209]" office:value-type="percentage" office:value="-0.165340314136123" calcext:value-type="percentage">
            <text:p>-16.53%</text:p>
          </table:table-cell>
          <table:table-cell table:style-name="ce27" table:formula="of:=[Sheet1.$E209]*[Sheet1.$F209]/[Sheet1.G209]/[Sheet1.$C209]" office:value-type="float" office:value="18.2139188339207" calcext:value-type="float">
            <text:p>18.2</text:p>
          </table:table-cell>
          <table:table-cell table:style-name="ce27" table:formula="of:=[Sheet1.$E209]*[Sheet1.$F209]/[Sheet1.H209]/[Sheet1.$C209]" office:value-type="float" office:value="21.2254138955709" calcext:value-type="float">
            <text:p>21.2</text:p>
          </table:table-cell>
          <table:table-cell table:style-name="ce31" table:formula="of:=([Sheet1.K209]-[Sheet1.J209])/[Sheet1.J209]" office:value-type="percentage" office:value="0.165340314136123" calcext:value-type="percentage">
            <text:p>16.5%</text:p>
          </table:table-cell>
          <table:table-cell table:formula="of:=[Sheet1.D209]*[Sheet1.D209]*[Sheet1.D209]" office:value-type="float" office:value="262144" calcext:value-type="float">
            <text:p>262144</text:p>
          </table:table-cell>
          <table:table-cell table:formula="of:=[Sheet1.F209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79]" office:value-type="float" office:value="272.845777777778" calcext:value-type="float">
            <text:p>272.85</text:p>
          </table:table-cell>
          <table:table-cell table:style-name="ce22" table:formula="of:=[.B180]" office:value-type="float" office:value="231.241222222222" calcext:value-type="float">
            <text:p>231.24</text:p>
          </table:table-cell>
          <table:table-cell table:style-name="ce21" table:formula="of:=([Sheet1.H210]-[Sheet1.G210])/[Sheet1.H210]" office:value-type="percentage" office:value="-0.179918420927449" calcext:value-type="percentage">
            <text:p>-17.99%</text:p>
          </table:table-cell>
          <table:table-cell table:style-name="ce27" table:formula="of:=[Sheet1.$E210]*[Sheet1.$F210]/[Sheet1.G210]/[Sheet1.$C210]" office:value-type="float" office:value="18.32537062044" calcext:value-type="float">
            <text:p>18.3</text:p>
          </table:table-cell>
          <table:table-cell table:style-name="ce27" table:formula="of:=[Sheet1.$E210]*[Sheet1.$F210]/[Sheet1.H210]/[Sheet1.$C210]" office:value-type="float" office:value="21.6224423653799" calcext:value-type="float">
            <text:p>21.6</text:p>
          </table:table-cell>
          <table:table-cell table:style-name="ce31" table:formula="of:=([Sheet1.K210]-[Sheet1.J210])/[Sheet1.J210]" office:value-type="percentage" office:value="0.179918420927449" calcext:value-type="percentage">
            <text:p>18.0%</text:p>
          </table:table-cell>
          <table:table-cell table:formula="of:=[Sheet1.D210]*[Sheet1.D210]*[Sheet1.D210]" office:value-type="float" office:value="262144" calcext:value-type="float">
            <text:p>262144</text:p>
          </table:table-cell>
          <table:table-cell table:formula="of:=[Sheet1.F210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4]" office:value-type="float" office:value="372.06" calcext:value-type="float">
            <text:p>372.06</text:p>
          </table:table-cell>
          <table:table-cell table:style-name="ce22" table:formula="of:=[.B25]" office:value-type="float" office:value="366.145" calcext:value-type="float">
            <text:p>366.15</text:p>
          </table:table-cell>
          <table:table-cell table:style-name="ce21" table:formula="of:=([Sheet1.H211]-[Sheet1.G211])/[Sheet1.H211]" office:value-type="percentage" office:value="-0.0161548020592935" calcext:value-type="percentage">
            <text:p>-1.62%</text:p>
          </table:table-cell>
          <table:table-cell table:style-name="ce23" table:formula="of:=[Sheet1.$E211]*[Sheet1.$F211]/[Sheet1.G211]/[Sheet1.$C211]" office:value-type="float" office:value="13.4386926839757" calcext:value-type="float">
            <text:p>13.4</text:p>
          </table:table-cell>
          <table:table-cell table:style-name="ce23" table:formula="of:=[Sheet1.$E211]*[Sheet1.$F211]/[Sheet1.H211]/[Sheet1.$C211]" office:value-type="float" office:value="13.655792104221" calcext:value-type="float">
            <text:p>13.7</text:p>
          </table:table-cell>
          <table:table-cell table:style-name="ce30" table:formula="of:=([Sheet1.K211]-[Sheet1.J211])/[Sheet1.J211]" office:value-type="percentage" office:value="0.0161548020592936" calcext:value-type="percentage">
            <text:p>1.6%</text:p>
          </table:table-cell>
          <table:table-cell table:formula="of:=[Sheet1.D211]*[Sheet1.D211]*[Sheet1.D211]" office:value-type="float" office:value="32768" calcext:value-type="float">
            <text:p>32768</text:p>
          </table:table-cell>
          <table:table-cell table:formula="of:=[Sheet1.F211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12]" office:value-type="float" office:value="96.6206666666667" calcext:value-type="float">
            <text:p>96.62</text:p>
          </table:table-cell>
          <table:table-cell table:style-name="ce22" table:formula="of:=[Sheet1.B13]" office:value-type="float" office:value="87.1316666666667" calcext:value-type="float">
            <text:p>87.13</text:p>
          </table:table-cell>
          <table:table-cell table:style-name="ce21" table:formula="of:=([Sheet1.H212]-[Sheet1.G212])/[Sheet1.H212]" office:value-type="percentage" office:value="-0.108904148893437" calcext:value-type="percentage">
            <text:p>-10.89%</text:p>
          </table:table-cell>
          <table:table-cell table:style-name="ce23" table:formula="of:=[Sheet1.$E212]*[Sheet1.$F212]/[Sheet1.G212]/[Sheet1.$C212]" office:value-type="float" office:value="25.8743816022797" calcext:value-type="float">
            <text:p>25.9</text:p>
          </table:table-cell>
          <table:table-cell table:style-name="ce23" table:formula="of:=[Sheet1.$E212]*[Sheet1.$F212]/[Sheet1.H212]/[Sheet1.$C212]" office:value-type="float" office:value="28.69220910882" calcext:value-type="float">
            <text:p>28.7</text:p>
          </table:table-cell>
          <table:table-cell table:style-name="ce30" table:formula="of:=([Sheet1.K212]-[Sheet1.J212])/[Sheet1.J212]" office:value-type="percentage" office:value="0.108904148893437" calcext:value-type="percentage">
            <text:p>10.9%</text:p>
          </table:table-cell>
          <table:table-cell table:formula="of:=[Sheet1.D212]*[Sheet1.D212]*[Sheet1.D212]" office:value-type="float" office:value="32768" calcext:value-type="float">
            <text:p>32768</text:p>
          </table:table-cell>
          <table:table-cell table:formula="of:=[Sheet1.F21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2" table:formula="of:=[Sheet1.B36]" office:value-type="float" office:value="456.985333333333" calcext:value-type="float">
            <text:p>456.99</text:p>
          </table:table-cell>
          <table:table-cell table:style-name="ce22" table:formula="of:=[Sheet1.B37]" office:value-type="float" office:value="417.848" calcext:value-type="float">
            <text:p>417.85</text:p>
          </table:table-cell>
          <table:table-cell table:style-name="ce21" table:formula="of:=([Sheet1.H213]-[Sheet1.G213])/[Sheet1.H213]" office:value-type="percentage" office:value="-0.0936640437032925" calcext:value-type="percentage">
            <text:p>-9.37%</text:p>
          </table:table-cell>
          <table:table-cell table:style-name="ce23" table:formula="of:=[Sheet1.$E213]*[Sheet1.$F213]/[Sheet1.G213]/[Sheet1.$C213]" office:value-type="float" office:value="27.3531754483732" calcext:value-type="float">
            <text:p>27.4</text:p>
          </table:table-cell>
          <table:table-cell table:style-name="ce23" table:formula="of:=[Sheet1.$E213]*[Sheet1.$F213]/[Sheet1.H213]/[Sheet1.$C213]" office:value-type="float" office:value="29.9151844689935" calcext:value-type="float">
            <text:p>29.9</text:p>
          </table:table-cell>
          <table:table-cell table:style-name="ce30" table:formula="of:=([Sheet1.K213]-[Sheet1.J213])/[Sheet1.J213]" office:value-type="percentage" office:value="0.0936640437032925" calcext:value-type="percentage">
            <text:p>9.4%</text:p>
          </table:table-cell>
          <table:table-cell table:formula="of:=[Sheet1.D213]*[Sheet1.D213]*[Sheet1.D213]" office:value-type="float" office:value="32768" calcext:value-type="float">
            <text:p>32768</text:p>
          </table:table-cell>
          <table:table-cell table:formula="of:=[Sheet1.F21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48]" office:value-type="float" office:value="91.489" calcext:value-type="float">
            <text:p>91.49</text:p>
          </table:table-cell>
          <table:table-cell table:style-name="ce22" table:formula="of:=[Sheet1.B49]" office:value-type="float" office:value="78.629" calcext:value-type="float">
            <text:p>78.63</text:p>
          </table:table-cell>
          <table:table-cell table:style-name="ce21" table:formula="of:=([Sheet1.H214]-[Sheet1.G214])/[Sheet1.H214]" office:value-type="percentage" office:value="-0.163552887611441" calcext:value-type="percentage">
            <text:p>-16.36%</text:p>
          </table:table-cell>
          <table:table-cell table:style-name="ce23" table:formula="of:=[Sheet1.$E214]*[Sheet1.$F214]/[Sheet1.G214]/[Sheet1.$C214]" office:value-type="float" office:value="10.9302757708577" calcext:value-type="float">
            <text:p>10.9</text:p>
          </table:table-cell>
          <table:table-cell table:style-name="ce23" table:formula="of:=[Sheet1.$E214]*[Sheet1.$F214]/[Sheet1.H214]/[Sheet1.$C214]" office:value-type="float" office:value="12.7179539355708" calcext:value-type="float">
            <text:p>12.7</text:p>
          </table:table-cell>
          <table:table-cell table:style-name="ce30" table:formula="of:=([Sheet1.K214]-[Sheet1.J214])/[Sheet1.J214]" office:value-type="percentage" office:value="0.163552887611441" calcext:value-type="percentage">
            <text:p>16.4%</text:p>
          </table:table-cell>
          <table:table-cell table:formula="of:=[Sheet1.D214]*[Sheet1.D214]*[Sheet1.D214]" office:value-type="float" office:value="32768" calcext:value-type="float">
            <text:p>32768</text:p>
          </table:table-cell>
          <table:table-cell table:formula="of:=[Sheet1.F21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59]" office:value-type="float" office:value="226.223" calcext:value-type="float">
            <text:p>226.22</text:p>
          </table:table-cell>
          <table:table-cell table:style-name="ce22" table:formula="of:=[Sheet1.B60]" office:value-type="float" office:value="175.472" calcext:value-type="float">
            <text:p>175.47</text:p>
          </table:table-cell>
          <table:table-cell table:style-name="ce21" table:formula="of:=([Sheet1.H215]-[Sheet1.G215])/[Sheet1.H215]" office:value-type="percentage" office:value="-0.289225631439774" calcext:value-type="percentage">
            <text:p>-28.92%</text:p>
          </table:table-cell>
          <table:table-cell table:style-name="ce23" table:formula="of:=[Sheet1.$E215]*[Sheet1.$F215]/[Sheet1.G215]/[Sheet1.$C215]" office:value-type="float" office:value="11.0510425553547" calcext:value-type="float">
            <text:p>11.1</text:p>
          </table:table-cell>
          <table:table-cell table:style-name="ce23" table:formula="of:=[Sheet1.$E215]*[Sheet1.$F215]/[Sheet1.H215]/[Sheet1.$C215]" office:value-type="float" office:value="14.2472873164949" calcext:value-type="float">
            <text:p>14.2</text:p>
          </table:table-cell>
          <table:table-cell table:style-name="ce30" table:formula="of:=([Sheet1.K215]-[Sheet1.J215])/[Sheet1.J215]" office:value-type="percentage" office:value="0.289225631439774" calcext:value-type="percentage">
            <text:p>28.9%</text:p>
          </table:table-cell>
          <table:table-cell table:formula="of:=[Sheet1.D215]*[Sheet1.D215]*[Sheet1.D215]" office:value-type="float" office:value="32768" calcext:value-type="float">
            <text:p>32768</text:p>
          </table:table-cell>
          <table:table-cell table:formula="of:=[Sheet1.F21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1" table:formula="of:=([Sheet1.H216]-[Sheet1.G216])/[Sheet1.H216]" office:value-type="percentage" office:value="-0.149589859463719" calcext:value-type="percentage">
            <text:p>-14.96%</text:p>
          </table:table-cell>
          <table:table-cell table:style-name="ce23" table:formula="of:=[Sheet1.$E216]*[Sheet1.$F216]/[Sheet1.G216]/[Sheet1.$C216]" office:value-type="float" office:value="6.37621385017046" calcext:value-type="float">
            <text:p>6.4</text:p>
          </table:table-cell>
          <table:table-cell table:style-name="ce23" table:formula="of:=[Sheet1.$E216]*[Sheet1.$F216]/[Sheet1.H216]/[Sheet1.$C216]" office:value-type="float" office:value="7.33003078392808" calcext:value-type="float">
            <text:p>7.3</text:p>
          </table:table-cell>
          <table:table-cell table:style-name="ce30" table:formula="of:=([Sheet1.K216]-[Sheet1.J216])/[Sheet1.J216]" office:value-type="percentage" office:value="0.149589859463719" calcext:value-type="percentage">
            <text:p>15.0%</text:p>
          </table:table-cell>
          <table:table-cell table:formula="of:=[Sheet1.D216]*[Sheet1.D216]*[Sheet1.D216]" office:value-type="float" office:value="262144" calcext:value-type="float">
            <text:p>262144</text:p>
          </table:table-cell>
          <table:table-cell table:formula="of:=[Sheet1.F216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1" table:formula="of:=([Sheet1.H217]-[Sheet1.G217])/[Sheet1.H217]" office:value-type="percentage" office:value="-0.0949092133696294" calcext:value-type="percentage">
            <text:p>-9.49%</text:p>
          </table:table-cell>
          <table:table-cell table:style-name="ce23" table:formula="of:=[Sheet1.$E217]*[Sheet1.$F217]/[Sheet1.G217]/[Sheet1.$C217]" office:value-type="float" office:value="7.68936995865682" calcext:value-type="float">
            <text:p>7.7</text:p>
          </table:table-cell>
          <table:table-cell table:style-name="ce23" table:formula="of:=[Sheet1.$E217]*[Sheet1.$F217]/[Sheet1.H217]/[Sheet1.$C217]" office:value-type="float" office:value="8.419162012741" calcext:value-type="float">
            <text:p>8.4</text:p>
          </table:table-cell>
          <table:table-cell table:style-name="ce30" table:formula="of:=([Sheet1.K217]-[Sheet1.J217])/[Sheet1.J217]" office:value-type="percentage" office:value="0.0949092133696294" calcext:value-type="percentage">
            <text:p>9.5%</text:p>
          </table:table-cell>
          <table:table-cell table:formula="of:=[Sheet1.D217]*[Sheet1.D217]*[Sheet1.D217]" office:value-type="float" office:value="32768" calcext:value-type="float">
            <text:p>32768</text:p>
          </table:table-cell>
          <table:table-cell table:formula="of:=[Sheet1.F21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49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57]" office:value-type="float" office:value="96.695" calcext:value-type="float">
            <text:p>96.695</text:p>
          </table:table-cell>
          <table:table-cell table:style-name="ce16" table:formula="of:=[.B258]" office:value-type="float" office:value="88.2633333333333" calcext:value-type="float">
            <text:p>88.2633333333</text:p>
          </table:table-cell>
          <table:table-cell table:style-name="ce21" table:formula="of:=([Sheet1.H218]-[Sheet1.G218])/[Sheet1.H218]" office:value-type="percentage" office:value="-0.0955285320442614" calcext:value-type="percentage">
            <text:p>-9.55%</text:p>
          </table:table-cell>
          <table:table-cell table:style-name="ce27" table:formula="of:=[Sheet1.$E218]*[Sheet1.$F218]/[Sheet1.G218]/[Sheet1.$C218]" office:value-type="float" office:value="10.3417963700295" calcext:value-type="float">
            <text:p>10.3</text:p>
          </table:table-cell>
          <table:table-cell table:style-name="ce27" table:formula="of:=[Sheet1.$E218]*[Sheet1.$F218]/[Sheet1.H218]/[Sheet1.$C218]" office:value-type="float" office:value="11.3297329959591" calcext:value-type="float">
            <text:p>11.3</text:p>
          </table:table-cell>
          <table:table-cell table:style-name="ce31" table:formula="of:=([Sheet1.K218]-[Sheet1.J218])/[Sheet1.J218]" office:value-type="percentage" office:value="0.0955285320442614" calcext:value-type="percentage">
            <text:p>9.6%</text:p>
          </table:table-cell>
          <table:table-cell table:formula="of:=[Sheet1.D218]*[Sheet1.D218]*[Sheet1.D218]" office:value-type="float" office:value="32768" calcext:value-type="float">
            <text:p>32768</text:p>
          </table:table-cell>
          <table:table-cell table:formula="of:=[Sheet1.F21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39]" office:value-type="float" office:value="96.7612857142857" calcext:value-type="float">
            <text:p>96.7612857143</text:p>
          </table:table-cell>
          <table:table-cell table:style-name="ce16" table:formula="of:=[.B240]" office:value-type="float" office:value="88.0124285714286" calcext:value-type="float">
            <text:p>88.0124285714</text:p>
          </table:table-cell>
          <table:table-cell table:style-name="ce21" table:formula="of:=([Sheet1.H219]-[Sheet1.G219])/[Sheet1.H219]" office:value-type="percentage" office:value="-0.0994047918556954" calcext:value-type="percentage">
            <text:p>-9.94%</text:p>
          </table:table-cell>
          <table:table-cell table:style-name="ce27" table:formula="of:=[Sheet1.$E219]*[Sheet1.$F219]/[Sheet1.G219]/[Sheet1.$C219]" office:value-type="float" office:value="10.3347117870341" calcext:value-type="float">
            <text:p>10.3</text:p>
          </table:table-cell>
          <table:table-cell table:style-name="ce27" table:formula="of:=[Sheet1.$E219]*[Sheet1.$F219]/[Sheet1.H219]/[Sheet1.$C219]" office:value-type="float" office:value="11.3620316611128" calcext:value-type="float">
            <text:p>11.4</text:p>
          </table:table-cell>
          <table:table-cell table:style-name="ce31" table:formula="of:=([Sheet1.K219]-[Sheet1.J219])/[Sheet1.J219]" office:value-type="percentage" office:value="0.0994047918556957" calcext:value-type="percentage">
            <text:p>9.9%</text:p>
          </table:table-cell>
          <table:table-cell table:formula="of:=[Sheet1.D219]*[Sheet1.D219]*[Sheet1.D219]" office:value-type="float" office:value="32768" calcext:value-type="float">
            <text:p>32768</text:p>
          </table:table-cell>
          <table:table-cell table:formula="of:=[Sheet1.F219]*1000000" office:value-type="float" office:value="100000000" calcext:value-type="float">
            <text:p>10000000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32];[Sheet1.$A234];[Sheet1.$A236];[.A230];[.A228];[.A226];[.A224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33];[Sheet1.$A235];[Sheet1.$A237];[.A231];[.A229];[.A227];[.A225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50];[Sheet1.$A252];[Sheet1.$A254])" office:value-type="float" office:value="96.695" calcext:value-type="float">
            <text:p>96.695</text:p>
          </table:table-cell>
          <table:table-cell table:style-name="ce11" table:formula="of:=STDEV([Sheet1.$A250];[Sheet1.$A252];[Sheet1.$A254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51];[Sheet1.$A253];[Sheet1.$A255])" office:value-type="float" office:value="88.2633333333333" calcext:value-type="float">
            <text:p>88.2633333333</text:p>
          </table:table-cell>
          <table:table-cell table:style-name="ce11" table:formula="of:=STDEV([Sheet1.$A251];[Sheet1.$A253];[Sheet1.$A255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64];[Sheet1.$A266];[Sheet1.$A268])" office:value-type="float" office:value="130.049666666667" calcext:value-type="float">
            <text:p>130.0496666667</text:p>
          </table:table-cell>
          <table:table-cell table:style-name="ce11" table:formula="of:=STDEV([Sheet1.$A264];[Sheet1.$A266];[Sheet1.$A26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65];[Sheet1.$A267];[Sheet1.$A269])" office:value-type="float" office:value="118.776666666667" calcext:value-type="float">
            <text:p>118.7766666667</text:p>
          </table:table-cell>
          <table:table-cell table:style-name="ce11" table:formula="of:=STDEV([Sheet1.$A265];[Sheet1.$A267];[Sheet1.$A26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0/00/0000</text:date>, <text:time style:data-style-name="N2" text:time-value="11:51:20.17428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2T11:53:33.517945401</dc:date>
    <meta:editing-duration>PT3H42M58S</meta:editing-duration>
    <meta:editing-cycles>51</meta:editing-cycles>
    <meta:document-statistic meta:table-count="4" meta:cell-count="822" meta:object-count="0"/>
  </office:meta>
</office:document-meta>
</file>